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Roman 12" svg:font-family="'LM Roman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006d2" officeooo:paragraph-rsid="000006d2" style:font-size-asian="12.25pt" style:font-size-complex="14pt"/>
    </style:style>
    <style:style style:name="P2" style:family="paragraph" style:parent-style-name="Standard">
      <style:paragraph-properties fo:text-align="start" style:justify-single-word="false"/>
      <style:text-properties fo:font-size="14pt" officeooo:rsid="000006d2" officeooo:paragraph-rsid="000006d2" style:font-size-asian="12.25pt" style:font-size-complex="14pt"/>
    </style:style>
    <style:style style:name="T1" style:family="text">
      <style:text-properties style:font-name="LM Roman 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
      <text:p text:style-name="P2"><text:tab/><text:span text:style-name="T1">Changing values for the variable called max, also changed the amount of time taken to create the Mandelbrot graphic. When max was set at a low variable, such as 10, it took almost no time to create the graphic. However, as the max value was raised, the time increased as well. The difference in time between a max value of 10, and a max value of 100, was very small. When the max value was set to a value such as 10,000 though, the amount of time to create the image grew significantly. A max value of 10,000 took the computer 19.56 user to create the image, as opposed to the .59 user it took to create the image when the max value was set at 10. </text:span></text:p>
      <text:p text:style-name="P2"><text:span text:style-name="T1"><text:tab/>The times I recorded when I changed the float value for color were inconsistent. Sometimes when I increased the float value by a factor of 2 the elapsed time decreased, and other times it increased. As for why this is, I do not really have any valid argument to justify this. When the max values were increased, the elapsed time always increased. This was not the case for the floating point values though. </text:span></text:p>
      <text:p text:style-name="P2"/>
      <text:p text:style-name="P2"><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Roman 12" svg:font-family="'LM Roman 1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13:40:35.064205435</meta:creation-date>
    <dc:date>2014-11-19T14:01:46.656686324</dc:date>
    <meta:editing-duration>P0D</meta:editing-duration>
    <meta:editing-cycles>1</meta:editing-cycles>
    <meta:document-statistic meta:table-count="0" meta:image-count="0" meta:object-count="0" meta:page-count="1" meta:paragraph-count="4" meta:word-count="201" meta:character-count="1062" meta:non-whitespace-character-count="859"/>
    <meta:generator>LibreOffice/4.2.7.2$Linux_X86_64 LibreOffice_project/420m0$Build-2</meta:generator>
  </office:meta>
</office:document-meta>
</file>